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8cm"/>
    </style:style>
    <style:style style:name="gr2" style:family="graphic" style:parent-style-name="standard">
      <style:graphic-properties draw:stroke="none" svg:stroke-color="#000000" draw:fill="none" draw:fill-color="#ffffff" fo:min-height="7.25cm"/>
    </style:style>
    <style:style style:name="gr3" style:family="graphic" style:parent-style-name="standard">
      <style:graphic-properties draw:stroke="none" svg:stroke-color="#000000" draw:fill="none" draw:fill-color="#ffffff" fo:min-height="6.577cm"/>
    </style:style>
    <style:style style:name="gr4" style:family="graphic" style:parent-style-name="standard">
      <style:graphic-properties draw:stroke="none" svg:stroke-color="#000000" draw:fill="none" draw:fill-color="#ffffff" fo:min-height="1.9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25.75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gr8" style:family="graphic" style:parent-style-name="standard">
      <style:graphic-properties draw:stroke="none" svg:stroke-color="#000000" draw:fill="none" draw:fill-color="#ffffff" fo:min-height="21.784cm"/>
    </style:style>
    <style:style style:name="gr9" style:family="graphic" style:parent-style-name="standard">
      <style:graphic-properties draw:stroke="none" svg:stroke-color="#000000" draw:fill="none" draw:fill-color="#ffffff" fo:min-height="5.25cm"/>
    </style:style>
    <style:style style:name="gr10" style:family="graphic" style:parent-style-name="standard">
      <style:graphic-properties draw:stroke="none" svg:stroke-color="#000000" draw:fill="none" draw:fill-color="#ffffff" fo:min-height="2.55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3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f5fbf"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" style:family="text">
      <style:text-properties fo:color="#7f7f9f"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5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6" style:family="text">
      <style:text-properties fo:color="#6a3e3e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7" style:family="text">
      <style:text-properties fo:color="#00000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8" style:family="text">
      <style:text-properties fo:color="#0000c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outline="false" style:text-line-through-style="none" fo:font-size="12pt" fo:font-style="normal" fo:text-shadow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2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style:letter-kerning="true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 style:text-emphasize="none" style:font-relief="none" style:text-overline-style="none" style:text-overline-color="font-color"/>
    </style:style>
    <style:style style:name="T13" style:family="text">
      <style:text-properties fo:color="#7f0055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a3e3e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7" style:family="text">
      <style:text-properties fo:color="#6a3e3e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8" style:family="text">
      <style:text-properties fo:color="#0000c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19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0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1" style:family="text">
      <style:text-properties fo:color="#000000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c0" style:text-outline="false" style:text-line-through-style="none" fo:font-family="Consolas" style:font-family-generic="swiss" style:font-pitch="fixed" fo:font-size="10pt" fo:font-style="italic" fo:text-shadow="none" style:text-underline-style="none" fo:font-weight="bold" style:letter-kerning="true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4" style:family="text">
      <style:text-properties fo:color="#7f9fbf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25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6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7.1cm" svg:height="2.23cm" svg:x="2cm" svg:y="2.1cm">
          <draw:text-box>
            <text:p>Expression Parsing med Operator Precedence Levels.</text:p>
            <text:p/>
            <text:p><text:span text:style-name="T1">Jeg endte med denne tabelen:</text:span></text:p>
          </draw:text-box>
        </draw:frame>
        <draw:frame draw:style-name="gr2" draw:text-style-name="P2" draw:layer="layout" svg:width="17cm" svg:height="7.5cm" svg:x="2.1cm" svg:y="5cm">
          <draw:text-box>
            <text:p text:style-name="P1"><text:span text:style-name="T2">14</text:span><text:span text:style-name="T2"><text:tab/></text:span><text:span text:style-name="T2">:= <text:s/>:</text:span><text:span text:style-name="T3">-</text:span></text:p>
            <text:p text:style-name="P1"><text:span text:style-name="T2">13</text:span><text:span text:style-name="T2"><text:tab/></text:span><text:span text:style-name="T2">OR_ELSE</text:span></text:p>
            <text:p text:style-name="P1"><text:span text:style-name="T2">12</text:span><text:span text:style-name="T2"><text:tab/></text:span><text:span text:style-name="T2">AND_THEN</text:span></text:p>
            <text:p text:style-name="P1"><text:span text:style-name="T2">11</text:span><text:span text:style-name="T2"><text:tab/></text:span><text:span text:style-name="T2">EQV</text:span></text:p>
            <text:p text:style-name="P1"><text:span text:style-name="T2">10</text:span><text:span text:style-name="T2"><text:tab/></text:span><text:span text:style-name="T2">IMP</text:span></text:p>
            <text:p text:style-name="P1"><text:span text:style-name="T2"><text:s text:c="2"/></text:span><text:span text:style-name="T2">9</text:span><text:span text:style-name="T2"><text:tab/></text:span><text:span text:style-name="T2">OR</text:span></text:p>
            <text:p text:style-name="P1"><text:span text:style-name="T2"><text:s text:c="2"/></text:span><text:span text:style-name="T2">8</text:span><text:span text:style-name="T2"><text:tab/></text:span><text:span text:style-name="T2">AND</text:span></text:p>
            <text:p text:style-name="P1"><text:span text:style-name="T2"><text:s text:c="2"/></text:span><text:span text:style-name="T2">7</text:span><text:span text:style-name="T2"><text:tab/></text:span><text:span text:style-name="T2">NOT</text:span></text:p>
            <text:p text:style-name="P1"><text:span text:style-name="T2"><text:s text:c="2"/></text:span><text:span text:style-name="T2">6</text:span><text:span text:style-name="T2"><text:tab/></text:span><text:span text:style-name="T2">&lt; &lt;= &gt; &gt;= = &lt;&gt; == <text:s/>=/= <text:s/>IS <text:s/>IN</text:span></text:p>
            <text:p text:style-name="P1"><text:span text:style-name="T2"><text:s text:c="2"/></text:span><text:span text:style-name="T2">5</text:span><text:span text:style-name="T2"><text:tab/></text:span><text:span text:style-name="T2">+ <text:s text:c="2"/></text:span><text:span text:style-name="T3">-</text:span></text:p>
            <text:p text:style-name="P1"><text:span text:style-name="T2"><text:s text:c="2"/></text:span><text:span text:style-name="T2">4</text:span><text:span text:style-name="T2"><text:tab/></text:span><text:span text:style-name="T2">* <text:s text:c="2"/>/ <text:s text:c="2"/>//</text:span></text:p>
            <text:p text:style-name="P1"><text:span text:style-name="T2"><text:s text:c="2"/></text:span><text:span text:style-name="T2">3</text:span><text:span text:style-name="T2"><text:tab/></text:span><text:span text:style-name="T2">**</text:span></text:p>
            <text:p text:style-name="P1"><text:span text:style-name="T2"><text:s text:c="2"/></text:span><text:span text:style-name="T2">2</text:span><text:span text:style-name="T2"><text:tab/></text:span><text:span text:style-name="T2">QUA <text:s text:c="2"/>. <text:s text:c="3"/>Remote access</text:span></text:p>
          </draw:text-box>
        </draw:frame>
        <draw:frame draw:style-name="gr3" draw:text-style-name="P3" draw:layer="layout" svg:width="18cm" svg:height="6.827cm" svg:x="2cm" svg:y="15cm">
          <draw:text-box>
            <text:p text:style-name="P1"><text:span text:style-name="T4"><text:s text:c="2"/></text:span><text:span text:style-name="T5">private</text:span><text:span text:style-name="T4"> </text:span><text:span text:style-name="T5">static</text:span><text:span text:style-name="T4"> Expression parseBinaryOperation(</text:span><text:span text:style-name="T5">final</text:span><text:span text:style-name="T4"> </text:span><text:span text:style-name="T5">int</text:span><text:span text:style-name="T4"> </text:span><text:span text:style-name="T6">level</text:span><text:span text:style-name="T4">) {</text:span></text:p>
            <text:p text:style-name="P1"><text:span text:style-name="T4"/></text:p>
            <text:p text:style-name="P1"><text:span text:style-name="T4"><text:tab/></text:span><text:span text:style-name="T4">Expression </text:span><text:span text:style-name="T6">expr</text:span><text:span text:style-name="T4">=(</text:span><text:span text:style-name="T6">level</text:span><text:span text:style-name="T4">&gt;0)?</text:span><text:span text:style-name="T7">parseBinaryOperation</text:span><text:span text:style-name="T4">(</text:span><text:span text:style-name="T6">level</text:span><text:span text:style-name="T4">-1):</text:span><text:span text:style-name="T7">parsePrimaryExpression</text:span><text:span text:style-name="T4">();</text:span></text:p>
            <text:p text:style-name="P1"><text:span text:style-name="T4"><text:s text:c="4"/></text:span></text:p>
            <text:p text:style-name="P1"><text:span text:style-name="T4"><text:s text:c="4"/></text:span><text:span text:style-name="T5">while</text:span><text:span text:style-name="T4">(Parser.</text:span><text:span text:style-name="T7">acceptBinaryOperator</text:span><text:span text:style-name="T4">(</text:span><text:span text:style-name="T6">level</text:span><text:span text:style-name="T4">))</text:span></text:p>
            <text:p text:style-name="P1"><text:span text:style-name="T4"><text:s text:c="4"/></text:span><text:span text:style-name="T4">{ KeyWord </text:span><text:span text:style-name="T6">opr</text:span><text:span text:style-name="T4">=Parser.</text:span><text:span text:style-name="T8">prevToken</text:span><text:span text:style-name="T4">.getKeyWord();</text:span></text:p>
            <text:p text:style-name="P1"><text:span text:style-name="T4"><text:s text:c="6"/></text:span><text:span text:style-name="T5">if</text:span><text:span text:style-name="T4">(</text:span><text:span text:style-name="T6">level</text:span><text:span text:style-name="T4">==0) </text:span><text:span text:style-name="T6">expr</text:span><text:span text:style-name="T4">=</text:span><text:span text:style-name="T5">new</text:span><text:span text:style-name="T4"> BinaryOperation(</text:span><text:span text:style-name="T6">expr</text:span><text:span text:style-name="T4">,</text:span><text:span text:style-name="T6">opr</text:span><text:span text:style-name="T4">,</text:span><text:span text:style-name="T7">parsePrimaryExpression</text:span><text:span text:style-name="T4">());</text:span></text:p>
            <text:p text:style-name="P1"><text:span text:style-name="T4"><text:s text:c="6"/></text:span><text:span text:style-name="T5">else</text:span><text:span text:style-name="T4"> </text:span><text:span text:style-name="T5">if</text:span><text:span text:style-name="T4">(</text:span><text:span text:style-name="T7">isRightAssossiativ</text:span><text:span text:style-name="T4">(</text:span><text:span text:style-name="T6">opr</text:span><text:span text:style-name="T4">))</text:span></text:p>
            <text:p text:style-name="P1"><text:span text:style-name="T4"><text:s text:c="4"/></text:span><text:span text:style-name="T4"><text:tab/></text:span><text:span text:style-name="T4"> <text:s text:c="4"/></text:span><text:span text:style-name="T6">expr</text:span><text:span text:style-name="T4">=</text:span><text:span text:style-name="T5">new</text:span><text:span text:style-name="T4"> BinaryOperation(</text:span><text:span text:style-name="T6">expr</text:span><text:span text:style-name="T4">,</text:span><text:span text:style-name="T6">opr</text:span><text:span text:style-name="T4">,</text:span><text:span text:style-name="T7">parseBinaryOperation</text:span><text:span text:style-name="T4">(</text:span><text:span text:style-name="T6">level</text:span><text:span text:style-name="T4">));</text:span></text:p>
            <text:p text:style-name="P1"><text:span text:style-name="T4"><text:s text:c="6"/></text:span><text:span text:style-name="T5">else</text:span><text:span text:style-name="T4"> </text:span><text:span text:style-name="T6">expr</text:span><text:span text:style-name="T4">=</text:span><text:span text:style-name="T5">new</text:span><text:span text:style-name="T4"> BinaryOperation(</text:span><text:span text:style-name="T6">expr</text:span><text:span text:style-name="T4">,</text:span><text:span text:style-name="T6">opr</text:span><text:span text:style-name="T4">,</text:span><text:span text:style-name="T7">parseBinaryOperation</text:span><text:span text:style-name="T4">(</text:span><text:span text:style-name="T6">level</text:span><text:span text:style-name="T4">-1));</text:span></text:p>
            <text:p text:style-name="P1"><text:span text:style-name="T4"><text:s text:c="4"/></text:span><text:span text:style-name="T4">}</text:span></text:p>
            <text:p text:style-name="P1"><text:span text:style-name="T4"><text:s text:c="4"/></text:span><text:span text:style-name="T5">return</text:span><text:span text:style-name="T4">(</text:span><text:span text:style-name="T6">expr</text:span><text:span text:style-name="T4">);</text:span></text:p>
            <text:p text:style-name="P1"><text:span text:style-name="T4"><text:s text:c="2"/></text:span><text:span text:style-name="T4">}</text:span></text:p>
          </draw:text-box>
        </draw:frame>
        <draw:frame draw:style-name="gr4" draw:text-style-name="P4" draw:layer="layout" svg:width="17cm" svg:height="2.2cm" svg:x="2.2cm" svg:y="22cm">
          <draw:text-box>
            <text:p><text:span text:style-name="T9">Denne ble til etter intens quiz fra Stein Krogdahl som jeg måtte parere.</text:span></text:p>
            <text:p><text:span text:style-name="T9"/></text:p>
            <text:p><text:span text:style-name="T9">Jeg vet fortsatt ikke hvorfor den virker, men alt tyder på at det gjør den !</text:span></text:p>
            <text:p><text:span text:style-name="T10"/></text:p>
          </draw:text-box>
        </draw:frame>
        <draw:frame draw:style-name="gr5" draw:text-style-name="P5" draw:layer="layout" svg:width="17cm" svg:height="1.2cm" svg:x="2.1cm" svg:y="13cm">
          <draw:text-box>
            <text:p><text:span text:style-name="T1">Og denne algoritmen:</text:span></text:p>
          </draw:text-box>
        </draw:frame>
      </draw:page>
      <draw:page draw:name="page2" draw:style-name="dp1" draw:master-page-name="Standard">
        <draw:frame draw:style-name="gr6" draw:layer="layout" svg:width="18.1cm" svg:height="26cm" svg:x="1.9cm" svg:y="2cm">
          <draw:text-box>
            <text:p><text:span text:style-name="T1">Forklaring til algoritmen på forrige side.</text:span></text:p>
            <text:p><text:span text:style-name="T1"/></text:p>
            <text:p><text:span text:style-name="T1"/></text:p>
            <text:p><text:span text:style-name="T1"/></text:p>
            <text:p><text:span text:style-name="T1">- Jeg bruker en Scanner som leverer Tokens som holder KeyWord og en Verdi.</text:span></text:p>
            <text:p><text:span text:style-name="T1"/></text:p>
            <text:p><text:span text:style-name="T1">- Alle Operatorer leveres som TOKEN med KeyWord som (PLUS,MINUS, ...</text:span></text:p>
            <text:p><text:span text:style-name="T1"><text:s text:c="4"/></text:span><text:span text:style-name="T1">MULT, ... DOT, QUA, ...) og en verdi svarende til Precedence Level</text:span></text:p>
            <text:p><text:span text:style-name="T1"/></text:p>
            <text:p><text:span text:style-name="T1">- Jeg bruker en Parser ala' Wirth med to Primitiver:</text:span></text:p>
            <text:p><text:span text:style-name="T1"><text:s text:c="11"/></text:span><text:span text:style-name="T1">Accept(KeyWord) og Expect(KeyWord)</text:span></text:p>
            <text:p><text:span text:style-name="T1"/></text:p>
            <text:p><text:span text:style-name="T1"><text:s text:c="2"/></text:span><text:span text:style-name="T1">Se nærmere her: https://en.wikipedia.org/wiki/Recursive_descent_parser</text:span></text:p>
            <text:p><text:span text:style-name="T1"/></text:p>
            <text:p><text:span text:style-name="T1">- Jeg har laget en ny Funksjon Parser.acceptBinaryOperator(level) som er</text:span></text:p>
            <text:p><text:span text:style-name="T1"><text:s text:c="3"/></text:span><text:span text:style-name="T1">definert slik:</text:span></text:p>
            <text:p><text:span text:style-name="T1"/></text:p>
            <text:p text:style-name="P1"><text:span text:style-name="T11"><text:s/></text:span><text:span text:style-name="T12"><text:tab/></text:span><text:span text:style-name="T13">public</text:span><text:span text:style-name="T12"> </text:span><text:span text:style-name="T13">static</text:span><text:span text:style-name="T12"> </text:span><text:span text:style-name="T13">boolean</text:span><text:span text:style-name="T12"> acceptBinaryOperator(</text:span><text:span text:style-name="T13">int</text:span><text:span text:style-name="T14"> </text:span><text:span text:style-name="T15">level</text:span><text:span text:style-name="T14">) {</text:span></text:p>
            <text:p text:style-name="P1"><text:span text:style-name="T16"><text:tab/></text:span><text:span text:style-name="T16"><text:tab/></text:span><text:span text:style-name="T16">Object </text:span><text:span text:style-name="T17">val</text:span><text:span text:style-name="T16"> = Parser.</text:span><text:span text:style-name="T18">currentToken</text:span><text:span text:style-name="T16">.getValue();</text:span></text:p>
            <text:p text:style-name="P1"><text:span text:style-name="T16"><text:tab/></text:span><text:span text:style-name="T16"><text:tab/></text:span><text:span text:style-name="T5">if</text:span><text:span text:style-name="T16"> (</text:span><text:span text:style-name="T17">val</text:span><text:span text:style-name="T16"> != </text:span><text:span text:style-name="T5">null</text:span><text:span text:style-name="T16"> &amp;&amp; </text:span><text:span text:style-name="T17">val</text:span><text:span text:style-name="T16"> </text:span><text:span text:style-name="T5">instanceof</text:span><text:span text:style-name="T16"> Precedence) {</text:span></text:p>
            <text:p text:style-name="P1"><text:span text:style-name="T16"><text:tab/></text:span><text:span text:style-name="T16"><text:tab/></text:span><text:span text:style-name="T16"><text:tab/></text:span><text:span text:style-name="T5">int</text:span><text:span text:style-name="T16"> </text:span><text:span text:style-name="T17">operatorLevel</text:span><text:span text:style-name="T16"> = ((Precedence) </text:span><text:span text:style-name="T17">val</text:span><text:span text:style-name="T16">).getValue();</text:span></text:p>
            <text:p text:style-name="P1"><text:span text:style-name="T16"><text:tab/></text:span><text:span text:style-name="T16"><text:tab/></text:span><text:span text:style-name="T16"><text:tab/></text:span><text:span text:style-name="T5">if</text:span><text:span text:style-name="T16"> (</text:span><text:span text:style-name="T17">operatorLevel</text:span><text:span text:style-name="T16"> == </text:span><text:span text:style-name="T17">level</text:span><text:span text:style-name="T16">) {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9">nextSymb</text:span><text:span text:style-name="T11">();</text:span></text:p>
            <text:p text:style-name="P1"><text:span text:style-name="T16"><text:tab/></text:span><text:span text:style-name="T16"><text:tab/></text:span><text:span text:style-name="T16"><text:tab/></text:span><text:span text:style-name="T16"><text:tab/></text:span><text:span text:style-name="T5">return</text:span><text:span text:style-name="T16"> (</text:span><text:span text:style-name="T5">true</text:span><text:span text:style-name="T16">);</text:span></text:p>
            <text:p text:style-name="P1"><text:span text:style-name="T20"><text:tab/></text:span><text:span text:style-name="T20"><text:tab/></text:span><text:span text:style-name="T20"><text:tab/></text:span><text:span text:style-name="T20">}</text:span></text:p>
            <text:p text:style-name="P1"><text:span text:style-name="T11"><text:tab/></text:span><text:span text:style-name="T11"><text:tab/></text:span><text:span text:style-name="T11">}</text:span></text:p>
            <text:p text:style-name="P1"><text:span text:style-name="T16"><text:tab/></text:span><text:span text:style-name="T16"><text:tab/></text:span><text:span text:style-name="T5">return</text:span><text:span text:style-name="T16"> (</text:span><text:span text:style-name="T5">false</text:span><text:span text:style-name="T16">);</text:span></text:p>
            <text:p text:style-name="P1"><text:span text:style-name="T20"><text:tab/></text:span><text:span text:style-name="T20">}</text:span></text:p>
            <text:p><text:span text:style-name="T1"><text:s text:c="3"/></text:span></text:p>
            <text:p><text:span text:style-name="T1"/></text:p>
            <text:p><text:span text:style-name="T1"><text:s text:c="3"/></text:span><text:span text:style-name="T1">Altså den 'aksepterer (og spiser)' et Token hvis det er en operator med</text:span></text:p>
            <text:p><text:span text:style-name="T1"><text:s text:c="3"/></text:span><text:span text:style-name="T1">oppgitt precedence level.</text:span></text:p>
            <text:p><text:span text:style-name="T1"/></text:p>
            <text:p><text:span text:style-name="T1">- Expression-treet har noder som BinaryOperation(lhs,opr,rhs),</text:span></text:p>
            <text:p><text:span text:style-name="T1"><text:s text:c="3"/></text:span><text:span text:style-name="T1">UnaryOperation(opr,rhs) <text:s/>( ... og en del andre for å holde diverse</text:span></text:p>
            <text:p><text:span text:style-name="T1"><text:s text:c="3"/></text:span><text:span text:style-name="T1">Primary Expressions).</text:span></text:p>
            <text:p><text:span text:style-name="T1"/></text:p>
            <text:p><text:span text:style-name="T1"><text:s text:c="3"/></text:span><text:span text:style-name="T1">opr er TOKEN, lhs og rhs er Expression.</text:span></text:p>
            <text:p><text:span text:style-name="T1"/></text:p>
            <text:p><text:span text:style-name="T1"/></text:p>
            <text:p><text:span text:style-name="T1"/></text:p>
            <text:p><text:span text:style-name="T1">- Metoden </text:span><text:span text:style-name="T21">isRightAssossiativ er definert slik:</text:span></text:p>
            <text:p><text:span text:style-name="T21"/></text:p>
            <text:p><text:span text:style-name="T21"><text:s text:c="4"/></text:span><text:span text:style-name="T14"><text:s text:c="2"/></text:span><text:span text:style-name="T13">private</text:span><text:span text:style-name="T14"> </text:span><text:span text:style-name="T13">static</text:span><text:span text:style-name="T14"> </text:span><text:span text:style-name="T13">boolean</text:span><text:span text:style-name="T14"> isRightAssossiativ(KeyWord </text:span><text:span text:style-name="T15">opr </text:span><text:span text:style-name="T14">{ </text:span></text:p>
            <text:p><text:span text:style-name="T14"><text:s text:c="12"/></text:span><text:span text:style-name="T13">return</text:span><text:span text:style-name="T14">(</text:span><text:span text:style-name="T15">opr</text:span><text:span text:style-name="T14">==KeyWord.</text:span><text:span text:style-name="T22">ASSIGNVALUE</text:span></text:p>
            <text:p><text:span text:style-name="T22"><text:s text:c="15"/></text:span><text:span text:style-name="T14"><text:s/></text:span><text:span text:style-name="T14">|| </text:span><text:span text:style-name="T15">opr</text:span><text:span text:style-name="T14">==KeyWord.</text:span><text:span text:style-name="T22">ASSIGNREF</text:span></text:p>
            <text:p><text:span text:style-name="T22"><text:s text:c="15"/></text:span><text:span text:style-name="T14"><text:s/></text:span><text:span text:style-name="T14">|| </text:span><text:span text:style-name="T15">opr</text:span><text:span text:style-name="T14">==KeyWord.</text:span><text:span text:style-name="T22">EXP</text:span><text:span text:style-name="T14">);</text:span></text:p>
            <text:p><text:span text:style-name="T14"><text:s text:c="7"/></text:span><text:span text:style-name="T14">}</text:span></text:p>
          </draw:text-box>
        </draw:frame>
      </draw:page>
      <draw:page draw:name="page3" draw:style-name="dp1" draw:master-page-name="Standard">
        <draw:frame draw:style-name="gr7" draw:text-style-name="P5" draw:layer="layout" svg:width="17cm" svg:height="1.8cm" svg:x="2cm" svg:y="2.1cm">
          <draw:text-box>
            <text:p><text:span text:style-name="T1">Til info: parsePrimaryExpression ser slik ut:</text:span></text:p>
          </draw:text-box>
        </draw:frame>
        <draw:frame draw:style-name="gr8" draw:text-style-name="P3" draw:layer="layout" svg:width="19.1cm" svg:height="22.034cm" svg:x="1.2cm" svg:y="3.966cm">
          <draw:text-box>
            <text:p text:style-name="P1"><text:span text:style-name="T5">public</text:span><text:span text:style-name="T16"> </text:span><text:span text:style-name="T5">static</text:span><text:span text:style-name="T16"> Expression parsePrimaryExpression()</text:span></text:p>
            <text:p text:style-name="P1"><text:span text:style-name="T16">{ </text:span><text:span text:style-name="T23">// PrimaryExpression = <text:s/>( Expression ) | Constant | ObjectGenerator</text:span></text:p>
            <text:p text:style-name="P1"><text:span text:style-name="T16"><text:s text:c="2"/></text:span><text:span text:style-name="T23">// <text:s text:c="18"/>| LocalObject | UnaryOperation | Variable | SubscriptedVariable</text:span></text:p>
            <text:p text:style-name="P1"><text:span text:style-name="T16"><text:s text:c="2"/></text:span><text:span text:style-name="T23">//</text:span><text:span text:style-name="T23"><text:tab/></text:span><text:span text:style-name="T23"> <text:s/>Constant = IntegerConstant | RealConstant | CharacterConstant</text:span></text:p>
            <text:p text:style-name="P1"><text:span text:style-name="T23"><text:s text:c="2"/></text:span><text:span text:style-name="T23">// <text:s text:c="12"/>| TextConstant | BooleanConstant | SymbolicValue <text:s/></text:span></text:p>
            <text:p text:style-name="P1"><text:span text:style-name="T23"><text:s text:c="2"/></text:span><text:span text:style-name="T23">//</text:span><text:span text:style-name="T23"><text:tab/></text:span><text:span text:style-name="T23"> <text:s/>BooleanConstant = TRUE | FALSE</text:span></text:p>
            <text:p text:style-name="P1"><text:span text:style-name="T23"><text:s text:c="2"/></text:span><text:span text:style-name="T23">//</text:span><text:span text:style-name="T23"><text:tab/></text:span><text:span text:style-name="T23"> <text:s/>Boolean-secondary = <text:s/>[ NOT ] <text:s/>Boolean-primary <text:s/></text:span></text:p>
            <text:p text:style-name="P1"><text:span text:style-name="T23"><text:s text:c="2"/></text:span><text:span text:style-name="T23">//</text:span><text:span text:style-name="T23"><text:tab/></text:span><text:span text:style-name="T23"> <text:s/>SymbolicValue = NONE | NOTEXT</text:span></text:p>
            <text:p text:style-name="P1"><text:span text:style-name="T23"><text:s text:c="2"/></text:span><text:span text:style-name="T23">//</text:span><text:span text:style-name="T23"><text:tab/></text:span><text:span text:style-name="T23"> <text:s/>LocalObject = THIS ClassIdentifier</text:span></text:p>
            <text:p text:style-name="P1"><text:span text:style-name="T16"><text:s text:c="3"/></text:span></text:p>
            <text:p text:style-name="P1"><text:span text:style-name="T16"><text:s text:c="2"/></text:span><text:span text:style-name="T5">if</text:span><text:span text:style-name="T16"> (Parser.</text:span><text:span text:style-name="T19">accept</text:span><text:span text:style-name="T16">(KeyWord.</text:span><text:span text:style-name="T8">BEGPAR</text:span><text:span text:style-name="T16">)) { Expression </text:span><text:span text:style-name="T17">expr</text:span><text:span text:style-name="T16">=</text:span><text:span text:style-name="T19">parseExpression</text:span><text:span text:style-name="T16">();</text:span></text:p>
            <text:p text:style-name="P1"><text:span text:style-name="T16"><text:s text:c="39"/></text:span><text:span text:style-name="T16">Parser.</text:span><text:span text:style-name="T19">expect</text:span><text:span text:style-name="T16">(KeyWord.</text:span><text:span text:style-name="T8">ENDPAR</text:span><text:span text:style-name="T16">); </text:span><text:span text:style-name="T5">return</text:span><text:span text:style-name="T16">(</text:span><text:span text:style-name="T17">expr</text:span><text:span text:style-name="T16">); }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INTEGERKONST</text:span><text:span text:style-name="T16">)) </text:span><text:span text:style-name="T5">return</text:span><text:span text:style-name="T16">(</text:span><text:span text:style-name="T5">new</text:span></text:p>
            <text:p text:style-name="P1"><text:span text:style-name="T5"><text:s text:c="32"/></text:span><text:span text:style-name="T16"><text:s/></text:span><text:span text:style-name="T16">Constant(Type.</text:span><text:span text:style-name="T8">Integer</text:span><text:span text:style-name="T16">,Parser.</text:span><text:span text:style-name="T18">prevToken</text:span><text:span text:style-name="T16">.getValue()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REALKONST</text:span><text:span text:style-name="T16">)) </text:span><text:span text:style-name="T5">return</text:span><text:span text:style-name="T16">(</text:span><text:span text:style-name="T5">new</text:span></text:p>
            <text:p text:style-name="P1"><text:span text:style-name="T5"><text:s text:c="32"/></text:span><text:span text:style-name="T16"><text:s/></text:span><text:span text:style-name="T16">Constant(Type.</text:span><text:span text:style-name="T8">LongReal</text:span><text:span text:style-name="T16">,Parser.</text:span><text:span text:style-name="T18">prevToken</text:span><text:span text:style-name="T16">.getValue()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BOOLEANKONST</text:span><text:span text:style-name="T16">)) </text:span><text:span text:style-name="T5">return</text:span><text:span text:style-name="T16">(</text:span><text:span text:style-name="T5">new</text:span></text:p>
            <text:p text:style-name="P1"><text:span text:style-name="T5"><text:s text:c="32"/></text:span><text:span text:style-name="T16"><text:s/></text:span><text:span text:style-name="T16">Constant(Type.</text:span><text:span text:style-name="T8">Boolean</text:span><text:span text:style-name="T16">,Parser.</text:span><text:span text:style-name="T18">prevToken</text:span><text:span text:style-name="T16">.getValue()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CHARACTERKONST</text:span><text:span text:style-name="T16">)) </text:span><text:span text:style-name="T5">return</text:span><text:span text:style-name="T16">(</text:span><text:span text:style-name="T5">new</text:span></text:p>
            <text:p text:style-name="P1"><text:span text:style-name="T5"><text:s text:c="32"/></text:span><text:span text:style-name="T16"><text:s/></text:span><text:span text:style-name="T16">Constant(Type.</text:span><text:span text:style-name="T8">Character</text:span><text:span text:style-name="T16">,Parser.</text:span><text:span text:style-name="T18">prevToken</text:span><text:span text:style-name="T16">.getValue()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TEXTKONST</text:span><text:span text:style-name="T16">)) </text:span><text:span text:style-name="T5">return</text:span><text:span text:style-name="T16">(</text:span><text:span text:style-name="T5">new</text:span></text:p>
            <text:p text:style-name="P1"><text:span text:style-name="T5"><text:s text:c="32"/></text:span><text:span text:style-name="T16"><text:s/></text:span><text:span text:style-name="T16">Constant(Type.</text:span><text:span text:style-name="T8">Text</text:span><text:span text:style-name="T16">,Parser.</text:span><text:span text:style-name="T18">prevToken</text:span><text:span text:style-name="T16">.getValue()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NONE</text:span><text:span text:style-name="T16">)) </text:span><text:span text:style-name="T5">return</text:span><text:span text:style-name="T16">(</text:span><text:span text:style-name="T5">new</text:span><text:span text:style-name="T16"> Constant(Type.</text:span><text:span text:style-name="T8">Ref</text:span><text:span text:style-name="T16">,</text:span><text:span text:style-name="T5">null</text:span><text:span text:style-name="T16">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NOTEXT</text:span><text:span text:style-name="T16">)) </text:span><text:span text:style-name="T5">return</text:span><text:span text:style-name="T16">(</text:span><text:span text:style-name="T5">new</text:span><text:span text:style-name="T16"> Constant(Type.</text:span><text:span text:style-name="T8">Text</text:span><text:span text:style-name="T16">,</text:span><text:span text:style-name="T5">null</text:span><text:span text:style-name="T16">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NEW</text:span><text:span text:style-name="T16">)) </text:span><text:span text:style-name="T5">return</text:span><text:span text:style-name="T16">(ObjectGenerator.</text:span><text:span text:style-name="T19">parse</text:span><text:span text:style-name="T16">()); </text:span><text:span text:style-name="T23">// </text:span><text:span text:style-name="T24">TODO</text:span><text:span text:style-name="T23"> 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THIS</text:span><text:span text:style-name="T16">)) </text:span><text:span text:style-name="T5">return</text:span><text:span text:style-name="T16">(LocalObject.</text:span><text:span text:style-name="T19">acceptThisIdentifier</text:span><text:span text:style-name="T16">(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PLUS</text:span><text:span text:style-name="T16">)) </text:span><text:span text:style-name="T5">return</text:span><text:span text:style-name="T16">(</text:span><text:span text:style-name="T19">parseUnaryOperation</text:span><text:span text:style-name="T16">());</text:span></text:p>
            <text:p text:style-name="P1"><text:span text:style-name="T4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MINUS</text:span><text:span text:style-name="T16">)) </text:span><text:span text:style-name="T5">return</text:span><text:span text:style-name="T16">(</text:span><text:span text:style-name="T19">parseUnaryOperation</text:span><text:span text:style-name="T16">());</text:span></text:p>
            <text:p text:style-name="P1"><text:span text:style-name="T4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NOT</text:span><text:span text:style-name="T16">))</text:span></text:p>
            <text:p text:style-name="P1"><text:span text:style-name="T16"><text:tab/></text:span><text:span text:style-name="T16">{ </text:span><text:span text:style-name="T23">// Boolean-secondary = <text:s/>[ NOT ] <text:s/>Boolean-primary</text:span></text:p>
            <text:p text:style-name="P1"><text:span text:style-name="T16"><text:tab/></text:span><text:span text:style-name="T16"> <text:s/></text:span><text:span text:style-name="T16">Expression </text:span><text:span text:style-name="T17">expr</text:span><text:span text:style-name="T16">=</text:span><text:span text:style-name="T19">parseBooleanPrimary</text:span><text:span text:style-name="T16">();</text:span></text:p>
            <text:p text:style-name="P1"><text:span text:style-name="T16"><text:tab/></text:span><text:span text:style-name="T16"> <text:s/></text:span><text:span text:style-name="T17">expr</text:span><text:span text:style-name="T16">=</text:span><text:span text:style-name="T5">new</text:span><text:span text:style-name="T16"> UnaryOperation(KeyWord.</text:span><text:span text:style-name="T8">NOT</text:span><text:span text:style-name="T16">,</text:span><text:span text:style-name="T17">expr</text:span><text:span text:style-name="T16">);</text:span></text:p>
            <text:p text:style-name="P1"><text:span text:style-name="T16"><text:tab/></text:span><text:span text:style-name="T16"> <text:s/></text:span><text:span text:style-name="T5">return</text:span><text:span text:style-name="T16">(</text:span><text:span text:style-name="T17">expr</text:span><text:span text:style-name="T16">);</text:span></text:p>
            <text:p text:style-name="P1"><text:span text:style-name="T25"/></text:p>
            <text:p text:style-name="P1"><text:span text:style-name="T16"><text:tab/></text:span><text:span text:style-name="T16">}</text:span></text:p>
            <text:p text:style-name="P1"><text:span text:style-name="T4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IF</text:span><text:span text:style-name="T16">))</text:span></text:p>
            <text:p text:style-name="P1"><text:span text:style-name="T16"><text:s text:c="4"/></text:span><text:span text:style-name="T16">{ Expression </text:span><text:span text:style-name="T17">condition</text:span><text:span text:style-name="T16">=</text:span><text:span text:style-name="T19">parseExpression</text:span><text:span text:style-name="T16">();</text:span></text:p>
            <text:p text:style-name="P1"><text:span text:style-name="T16"><text:s text:c="6"/></text:span><text:span text:style-name="T16">Parser.</text:span><text:span text:style-name="T19">expect</text:span><text:span text:style-name="T16">(KeyWord.</text:span><text:span text:style-name="T8">THEN</text:span><text:span text:style-name="T16">); Expression </text:span><text:span text:style-name="T17">thenExpression</text:span><text:span text:style-name="T16">=</text:span><text:span text:style-name="T19">parseSimpleExpression</text:span><text:span text:style-name="T16">();</text:span></text:p>
            <text:p text:style-name="P1"><text:span text:style-name="T16"><text:s text:c="6"/></text:span><text:span text:style-name="T16">Parser.</text:span><text:span text:style-name="T19">expect</text:span><text:span text:style-name="T16">(KeyWord.</text:span><text:span text:style-name="T8">ELSE</text:span><text:span text:style-name="T16">); Expression </text:span><text:span text:style-name="T17">elseExpression</text:span><text:span text:style-name="T16">=</text:span><text:span text:style-name="T19">parseExpression</text:span><text:span text:style-name="T16">();</text:span></text:p>
            <text:p text:style-name="P1"><text:span text:style-name="T16"><text:s text:c="6"/></text:span><text:span text:style-name="T16">Expression </text:span><text:span text:style-name="T17">expr</text:span><text:span text:style-name="T16">=</text:span><text:span text:style-name="T5">new</text:span></text:p>
            <text:p text:style-name="P1"><text:span text:style-name="T5"><text:s text:c="15"/></text:span><text:span text:style-name="T16"><text:s/></text:span><text:span text:style-name="T16">ConditionalExpression(Type.</text:span><text:span text:style-name="T8">Boolean</text:span><text:span text:style-name="T16">,</text:span><text:span text:style-name="T17">condition</text:span><text:span text:style-name="T16">,</text:span><text:span text:style-name="T17">thenExpression</text:span><text:span text:style-name="T16">,</text:span><text:span text:style-name="T17">elseExpression</text:span><text:span text:style-name="T16">);</text:span></text:p>
            <text:p text:style-name="P1"><text:span text:style-name="T16"><text:s text:c="6"/></text:span><text:span text:style-name="T5">if</text:span><text:span text:style-name="T16">(Option.</text:span><text:span text:style-name="T18">TRACE_PARSE</text:span><text:span text:style-name="T16">) Util.</text:span><text:span text:style-name="T19">TRACE</text:span><text:span text:style-name="T16">(</text:span><text:span text:style-name="T26">"Expression: parsePrimaryExpression, result="</text:span><text:span text:style-name="T16">+</text:span><text:span text:style-name="T17">expr</text:span><text:span text:style-name="T16">);</text:span></text:p>
            <text:p text:style-name="P1"><text:span text:style-name="T16"><text:s text:c="6"/></text:span><text:span text:style-name="T5">return</text:span><text:span text:style-name="T16">(</text:span><text:span text:style-name="T17">expr</text:span><text:span text:style-name="T16">);</text:span></text:p>
            <text:p text:style-name="P1"><text:span text:style-name="T16"><text:s text:c="4"/></text:span><text:span text:style-name="T16">}</text:span></text:p>
            <text:p text:style-name="P1"><text:span text:style-name="T16"><text:s text:c="2"/></text:span><text:span text:style-name="T5">else</text:span></text:p>
            <text:p text:style-name="P1"><text:span text:style-name="T16"><text:s text:c="4"/></text:span><text:span text:style-name="T16">{ String </text:span><text:span text:style-name="T17">ident</text:span><text:span text:style-name="T16">=</text:span><text:span text:style-name="T19">acceptIdentifier</text:span><text:span text:style-name="T16">();</text:span></text:p>
            <text:p text:style-name="P1"><text:span text:style-name="T16"><text:s text:c="6"/></text:span><text:span text:style-name="T5">if</text:span><text:span text:style-name="T16">(</text:span><text:span text:style-name="T17">ident</text:span><text:span text:style-name="T16">!=</text:span><text:span text:style-name="T5">null</text:span><text:span text:style-name="T16">) </text:span><text:span text:style-name="T5">return</text:span><text:span text:style-name="T16">(Variable.</text:span><text:span text:style-name="T19">parse</text:span><text:span text:style-name="T16">(</text:span><text:span text:style-name="T17">ident</text:span><text:span text:style-name="T16">));</text:span></text:p>
            <text:p text:style-name="P1"><text:span text:style-name="T16"><text:s text:c="6"/></text:span><text:span text:style-name="T5">return</text:span><text:span text:style-name="T16">(</text:span><text:span text:style-name="T5">null</text:span><text:span text:style-name="T16">);</text:span></text:p>
            <text:p text:style-name="P1"><text:span text:style-name="T16"><text:s text:c="4"/></text:span><text:span text:style-name="T16">}</text:span></text:p>
            <text:p text:style-name="P1"><text:span text:style-name="T16">}</text:span></text:p>
          </draw:text-box>
        </draw:frame>
      </draw:page>
      <draw:page draw:name="page4" draw:style-name="dp1" draw:master-page-name="Standard">
        <draw:frame draw:style-name="gr4" draw:layer="layout" svg:width="17.3cm" svg:height="2.2cm" svg:x="1.9cm" svg:y="1.9cm">
          <draw:text-box>
            <text:p>Og <text:span text:style-name="T27">parseBooleanPrimary</text:span>:</text:p>
          </draw:text-box>
        </draw:frame>
        <draw:frame draw:style-name="gr9" draw:text-style-name="P3" draw:layer="layout" svg:width="17.2cm" svg:height="5.5cm" svg:x="2.1cm" svg:y="3.5cm">
          <draw:text-box>
            <text:p text:style-name="P3"><text:span text:style-name="T16"><text:s/></text:span><text:span text:style-name="T5">private</text:span><text:span text:style-name="T16"> </text:span><text:span text:style-name="T5">static</text:span><text:span text:style-name="T16"> Expression parseBooleanPrimary()</text:span></text:p>
            <text:p text:style-name="P3"><text:span text:style-name="T16"><text:s text:c="2"/></text:span><text:span text:style-name="T16">{ </text:span><text:span text:style-name="T5">return</text:span><text:span text:style-name="T16">(</text:span><text:span text:style-name="T19">parseBooleanPrimary</text:span><text:span text:style-name="T16">(7)); }</text:span></text:p>
            <text:p text:style-name="P3"><text:span text:style-name="T16"><text:s text:c="2"/></text:span></text:p>
            <text:p text:style-name="P3"><text:span text:style-name="T16"><text:s text:c="2"/></text:span><text:span text:style-name="T5">private</text:span><text:span text:style-name="T16"> </text:span><text:span text:style-name="T5">static</text:span><text:span text:style-name="T16"> Expression parseBooleanPrimary(</text:span><text:span text:style-name="T5">final</text:span><text:span text:style-name="T16"> </text:span><text:span text:style-name="T5">int</text:span><text:span text:style-name="T16"> </text:span><text:span text:style-name="T17">level</text:span><text:span text:style-name="T16">)</text:span></text:p>
            <text:p text:style-name="P3"><text:span text:style-name="T16"><text:s text:c="2"/></text:span><text:span text:style-name="T16">{ Expression </text:span><text:span text:style-name="T17">expr</text:span><text:span text:style-name="T16">=(</text:span><text:span text:style-name="T17">level</text:span><text:span text:style-name="T16">&gt;0)?</text:span><text:span text:style-name="T19">parseBooleanPrimary</text:span><text:span text:style-name="T16">(</text:span><text:span text:style-name="T17">level</text:span><text:span text:style-name="T16">-1):</text:span><text:span text:style-name="T19">parsePrimaryExpression</text:span><text:span text:style-name="T16">();</text:span></text:p>
            <text:p text:style-name="P3"><text:span text:style-name="T16"><text:s text:c="4"/></text:span><text:span text:style-name="T5">while</text:span><text:span text:style-name="T16">(Parser.</text:span><text:span text:style-name="T19">acceptOperatorLevel</text:span><text:span text:style-name="T16">(</text:span><text:span text:style-name="T17">level</text:span><text:span text:style-name="T16">))</text:span></text:p>
            <text:p text:style-name="P3"><text:span text:style-name="T16"><text:s text:c="4"/></text:span><text:span text:style-name="T16">{ KeyWord </text:span><text:span text:style-name="T17">opr</text:span><text:span text:style-name="T16">=Parser.</text:span><text:span text:style-name="T18">prevToken</text:span><text:span text:style-name="T16">.getKeyWord();</text:span></text:p>
            <text:p text:style-name="P3"><text:span text:style-name="T16"><text:s text:c="6"/></text:span><text:span text:style-name="T5">if</text:span><text:span text:style-name="T16">(</text:span><text:span text:style-name="T17">level</text:span><text:span text:style-name="T16">==0) </text:span><text:span text:style-name="T17">expr</text:span><text:span text:style-name="T16">=</text:span><text:span text:style-name="T5">new</text:span><text:span text:style-name="T16"> BinaryOperation(</text:span><text:span text:style-name="T17">expr</text:span><text:span text:style-name="T16">,</text:span><text:span text:style-name="T17">opr</text:span><text:span text:style-name="T16">,</text:span><text:span text:style-name="T19">parsePrimaryExpression</text:span><text:span text:style-name="T16">());</text:span></text:p>
            <text:p text:style-name="P3"><text:span text:style-name="T16"><text:s text:c="6"/></text:span><text:span text:style-name="T5">else</text:span><text:span text:style-name="T16"> </text:span><text:span text:style-name="T17">expr</text:span><text:span text:style-name="T16">=</text:span><text:span text:style-name="T5">new</text:span><text:span text:style-name="T16"> BinaryOperation(</text:span><text:span text:style-name="T17">expr</text:span><text:span text:style-name="T16">,</text:span><text:span text:style-name="T17">opr</text:span><text:span text:style-name="T16">,</text:span><text:span text:style-name="T19">parseBooleanPrimary</text:span><text:span text:style-name="T16">(</text:span><text:span text:style-name="T17">level</text:span><text:span text:style-name="T16">-1));</text:span></text:p>
            <text:p text:style-name="P6"><text:s text:c="4"/>}</text:p>
            <text:p text:style-name="P3"><text:span text:style-name="T16"><text:s text:c="4"/></text:span><text:span text:style-name="T5">return</text:span><text:span text:style-name="T16">(</text:span><text:span text:style-name="T17">expr</text:span><text:span text:style-name="T16">);</text:span></text:p>
            <text:p text:style-name="P6"><text:s text:c="2"/>}</text:p>
          </draw:text-box>
        </draw:frame>
        <draw:frame draw:style-name="gr10" draw:text-style-name="P3" draw:layer="layout" svg:width="17.2cm" svg:height="2.8cm" svg:x="2cm" svg:y="12.1cm">
          <draw:text-box>
            <text:p text:style-name="P3"><text:span text:style-name="T5">private</text:span><text:span text:style-name="T16"> </text:span><text:span text:style-name="T5">static</text:span><text:span text:style-name="T16"> Expression parseUnaryOperation()</text:span></text:p>
            <text:p text:style-name="P3"><text:span text:style-name="T16"><text:s text:c="2"/></text:span><text:span text:style-name="T16">{ Expression </text:span><text:span text:style-name="T17">expr</text:span><text:span text:style-name="T16">=</text:span><text:span text:style-name="T5">new</text:span></text:p>
            <text:p text:style-name="P3"><text:span text:style-name="T5"><text:s text:c="11"/></text:span><text:span text:style-name="T16"><text:s/></text:span><text:span text:style-name="T16">UnaryOperation(Parser.</text:span><text:span text:style-name="T18">prevToken</text:span><text:span text:style-name="T16">.getKeyWord(),</text:span><text:span text:style-name="T19">parsePrimaryExpression</text:span><text:span text:style-name="T16">());</text:span></text:p>
            <text:p text:style-name="P3"><text:span text:style-name="T16"><text:s text:c="4"/></text:span><text:span text:style-name="T5">return</text:span><text:span text:style-name="T16">(</text:span><text:span text:style-name="T17">expr</text:span><text:span text:style-name="T16">);</text:span></text:p>
            <text:p text:style-name="P6"><text:s text:c="2"/>}</text:p>
          </draw:text-box>
        </draw:frame>
        <draw:frame draw:style-name="gr11" draw:layer="layout" svg:width="17cm" svg:height="2cm" svg:x="2.1cm" svg:y="10cm">
          <draw:text-box>
            <text:p>Og <text:span text:style-name="T27">parseUnaryOperation</text:span>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Øystein Myhre Andersen</meta:initial-creator>
    <meta:creation-date>2018-05-06T12:04:03.20</meta:creation-date>
    <dc:date>2018-05-25T17:08:38.78</dc:date>
    <dc:creator>Øystein Myhre Andersen</dc:creator>
    <meta:editing-duration>PT31M54S</meta:editing-duration>
    <meta:editing-cycles>6</meta:editing-cycles>
    <meta:generator>OpenOffice/4.1.5$Win32 OpenOffice.org_project/415m1$Build-9789</meta:generator>
    <meta:document-statistic meta:object-count="12"/>
  </office:meta>
</office:document-meta>
</file>